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fo:font-size="12pt" officeooo:rsid="00212105" officeooo:paragraph-rsid="00212105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1e662b" officeooo:paragraph-rsid="001e662b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662b" style:font-size-asian="12pt" style:font-size-complex="12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officeooo:rsid="00265816" officeooo:paragraph-rsid="00265816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65816" officeooo:paragraph-rsid="00265816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style:font-name="Times New Roman" fo:font-size="12pt" officeooo:rsid="001e662b" officeooo:paragraph-rsid="001e662b" style:font-size-asian="12pt" style:font-size-complex="12pt"/>
    </style:style>
    <style:style style:name="P9" style:family="paragraph" style:parent-style-name="Azione_20_sistema">
      <style:text-properties style:font-name="Times New Roman" fo:font-size="12pt" officeooo:rsid="00212105" officeooo:paragraph-rsid="00212105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295296" officeooo:paragraph-rsid="00295296" style:font-size-asian="12pt" style:font-size-complex="12pt"/>
    </style:style>
    <style:style style:name="P11" style:family="paragraph" style:parent-style-name="Azione_20_attore">
      <style:text-properties style:font-name="Times New Roman" fo:font-size="12pt" officeooo:rsid="00212105" officeooo:paragraph-rsid="00212105" style:font-size-asian="12pt" style:font-size-complex="12pt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style:style style:name="T3" style:family="text">
      <style:text-properties officeooo:rsid="00265816"/>
    </style:style>
    <style:style style:name="T4" style:family="text">
      <style:text-properties officeooo:rsid="00295296"/>
    </style:style>
    <style:style style:name="T5" style:family="text">
      <style:text-properties officeooo:rsid="002b31a4"/>
    </style:style>
    <style:style style:name="T6" style:family="text">
      <style:text-properties officeooo:rsid="002c38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hiesta tirocinant<text:span text:style-name="T2">e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<text:span text:style-name="T3">asil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deve accedere al sistema ed essere riconosciuto come <text:span text:style-name="T1">Impiegato </text:span><text:span text:style-name="T3">asil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291029" text:style-name="Numerazione_20_UC">
              <text:list-item text:start-value="1">
                <text:p text:style-name="P11">L'<text:span text:style-name="T3">utente</text:span> entra nell'area per fare la richiesta di <text:span text:style-name="T4">un</text:span> tirocinant<text:span text:style-name="T4">e</text:span>.</text:p>
              </text:list-item>
              <text:list-item>
                <text:p text:style-name="P8">Il sistema <text:span text:style-name="T3">mostra </text:span><text:span text:style-name="T5">il form </text:span><text:span text:style-name="T3">per la richiesta</text:span></text:p>
              </text:list-item>
              <text:list-item>
                <text:p text:style-name="P11">L'<text:span text:style-name="T3">utente</text:span> <text:span text:style-name="T3">immette i dati di richiesta</text:span><text:span text:style-name="T5"> (la data, l'orario, il numero di tirocinanti richiesti, descrizione dell'evento)</text:span><text:span text:style-name="T3"> e li sottomette al sistema.</text:span> </text:p>
              </text:list-item>
              <text:list-item>
                <text:p text:style-name="P9">Il sistema riceve la richiesta, la invia a scienze della formazione.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Il sistema, alla conferma da parte dell'utente, visualizza un messaggio di <text:s/>richiesta <text:span text:style-name="T5">confermat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sistema mostra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L'impiegato </text:span>riceve la lista dei tirocinanti o il messaggio d'errore entro 20 secondi.</text:p>
          </table:table-cell>
        </table:table-row>
      </table:table>
      <text:p text:style-name="P7"><text:span text:style-name="T6">UC_M_8: </text:span>Invio richiesta di un tirocinante a scienze della form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54S</meta:editing-duration>
    <meta:editing-cycles>9</meta:editing-cycles>
    <meta:generator>LibreOffice/3.6$Windows_x86 LibreOffice_project/da8c1e6-fd468f4-454e206-f42a4a9-143cfd</meta:generator>
    <dc:date>2012-10-25T18:16:29.51</dc:date>
    <dc:creator>Mariella </dc:creator>
    <meta:document-statistic meta:table-count="1" meta:image-count="0" meta:object-count="0" meta:page-count="1" meta:paragraph-count="18" meta:word-count="133" meta:character-count="895" meta:non-whitespace-character-count="782"/>
  </office:meta>
</office:document-meta>
</file>